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fill="solid" draw:fill-color="#33ff99" draw:textarea-vertical-align="top"/>
    </style:style>
    <style:style style:name="gr3" style:family="graphic" style:parent-style-name="standard">
      <style:graphic-properties draw:fill="solid" draw:fill-color="#ff6600" draw:textarea-vertical-align="middl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fo:font-family="Menlo-Regular" fo:font-size="24pt" style:font-family-asian="Menlo-Regular" style:font-size-asian="24pt" style:font-family-complex="Menlo-Regular" style:font-size-complex="13.6000003814697pt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center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fo:font-family="Menlo-Regular" fo:font-size="24pt" style:font-family-asian="Menlo-Regular" style:font-size-asian="24pt" style:font-family-complex="Menlo-Regular" style:font-size-complex="13.6000003814697pt"/>
    </style:style>
    <style:style style:name="P5" style:family="paragraph">
      <style:paragraph-properties fo:text-align="center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fo:font-family="Menlo-Regular" fo:font-size="18pt" style:font-family-asian="Menlo-Regular" style:font-size-asian="24pt" style:font-family-complex="Menlo-Regular" style:font-size-complex="13.6000003814697pt"/>
    </style:style>
    <style:style style:name="P6" style:family="paragraph">
      <style:paragraph-properties fo:text-align="center"/>
      <style:text-properties fo:font-size="18pt"/>
    </style:style>
    <style:style style:name="T1" style:family="text">
      <style:text-properties fo:color="#000000" style:text-outline="false" style:text-line-through-style="none" fo:font-family="Menlo-Regular" fo:font-size="24pt" fo:font-style="normal" fo:text-shadow="none" style:text-underline-style="none" fo:font-weight="normal" style:letter-kerning="true" style:font-family-asian="Menlo-Regular" style:font-size-asian="24pt" style:font-style-asian="normal" style:font-weight-asian="normal" style:font-family-complex="Menlo-Regular" style:font-size-complex="13.6000003814697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9.139cm" svg:height="4.938cm" svg:x="4.901cm" svg:y="4.016cm">
          <text:p text:style-name="P1"><text:span text:style-name="T1">1. 10.252.236.151</text:span></text:p>
          <text:p text:style-name="P1"><text:span text:style-name="T1">2. 10.1.2.101</text:span></text:p>
          <text:p text:style-name="P1"><text:span text:style-name="T1">Vip1: 10.252.236.100</text:span></text:p>
          <text:p text:style-name="P1"><text:span text:style-name="T1">Vip2: 10.1.2.110</text:span></text:p>
          <text:p text:style-name="P1"><text:span text:style-name="T1"/></text:p>
        </draw:rect>
        <draw:rect draw:style-name="gr1" draw:text-style-name="P3" draw:layer="layout" svg:width="8.549cm" svg:height="4.975cm" svg:x="14.85cm" svg:y="4.016cm">
          <text:p text:style-name="P3">1. <text:span text:style-name="T1">10.252.236.152</text:span></text:p>
          <text:p text:style-name="P3"><text:span text:style-name="T1">2. 10.1.2.100</text:span></text:p>
          <text:p text:style-name="P3"><text:span text:style-name="T1">Vip1: 10.252.236.100</text:span></text:p>
          <text:p text:style-name="P3"><text:span text:style-name="T1">Vip2: 10.1.2.110</text:span></text:p>
          <text:p text:style-name="P3"><text:span text:style-name="T1"/></text:p>
        </draw:rect>
        <draw:rect draw:style-name="gr1" draw:text-style-name="P2" draw:layer="layout" svg:width="8.917cm" svg:height="4.201cm" svg:x="5.012cm" svg:y="10.354cm">
          <text:p text:style-name="P4"><text:span text:style-name="T1">10.1.2.1:8080</text:span></text:p>
        </draw:rect>
        <draw:rect draw:style-name="gr1" draw:text-style-name="P2" draw:layer="layout" svg:width="8.917cm" svg:height="4.201cm" svg:x="14.741cm" svg:y="10.429cm">
          <text:p text:style-name="P4"><text:span text:style-name="T1">10.1.2.1:8180</text:span></text:p>
        </draw:rect>
      </draw:page>
      <draw:page draw:name="page2" draw:style-name="dp1" draw:master-page-name="Default">
        <draw:rect draw:style-name="gr1" draw:text-style-name="P5" draw:layer="layout" svg:width="9.139cm" svg:height="1.326cm" svg:x="4.68cm" svg:y="7.628cm">
          <text:p text:style-name="P5">LB1</text:p>
        </draw:rect>
        <draw:rect draw:style-name="gr1" draw:text-style-name="P6" draw:layer="layout" svg:width="9.212cm" svg:height="1.363cm" svg:x="14.519cm" svg:y="7.591cm">
          <text:p text:style-name="P6">LB2</text:p>
        </draw:rect>
        <draw:rect draw:style-name="gr2" draw:text-style-name="P5" xml:id="id2" draw:id="id2" draw:layer="layout" svg:width="9.212cm" svg:height="4.201cm" svg:x="4.68cm" svg:y="13.894cm">
          <text:p text:style-name="P5"><text:span text:style-name="T1">&lt;&lt;jboss&gt;&gt;</text:span></text:p>
          <text:p text:style-name="P5"><text:span text:style-name="T1">10.1.2.1:8080</text:span></text:p>
        </draw:rect>
        <draw:rect draw:style-name="gr2" draw:text-style-name="P5" xml:id="id4" draw:id="id4" draw:layer="layout" svg:width="9.212cm" svg:height="4.201cm" svg:x="14.519cm" svg:y="13.915cm">
          <text:p text:style-name="P5"><text:span text:style-name="T1">&lt;&lt;jboss&gt;&gt;</text:span></text:p>
          <text:p text:style-name="P5"><text:span text:style-name="T1">10.1.2.1:8180</text:span></text:p>
        </draw:rect>
        <draw:rect draw:style-name="gr3" draw:text-style-name="P5" xml:id="id6" draw:id="id6" draw:layer="layout" svg:width="9.213cm" svg:height="1.179cm" svg:x="4.68cm" svg:y="6.412cm">
          <text:p text:style-name="P5"><text:span text:style-name="T1">10.252.236.151</text:span></text:p>
        </draw:rect>
        <draw:rect draw:style-name="gr3" draw:text-style-name="P5" xml:id="id7" draw:id="id7" draw:layer="layout" svg:width="9.213cm" svg:height="1.179cm" svg:x="14.519cm" svg:y="6.376cm">
          <text:p text:style-name="P5"><text:span text:style-name="T1">10.252.236.152</text:span></text:p>
        </draw:rect>
        <draw:rect draw:style-name="gr3" draw:text-style-name="P5" xml:id="id1" draw:id="id1" draw:layer="layout" svg:width="9.213cm" svg:height="1.179cm" svg:x="4.68cm" svg:y="8.955cm">
          <text:p text:style-name="P5"><text:span text:style-name="T1">10.1.2.101</text:span></text:p>
        </draw:rect>
        <draw:rect draw:style-name="gr3" draw:text-style-name="P5" xml:id="id3" draw:id="id3" draw:layer="layout" svg:width="9.213cm" svg:height="1.179cm" svg:x="14.519cm" svg:y="8.993cm">
          <text:p text:style-name="P5"><text:span text:style-name="T1">10.1.2.100</text:span></text:p>
        </draw:rect>
        <draw:connector draw:style-name="gr4" draw:text-style-name="P2" draw:layer="layout" draw:type="line" svg:x1="9.286cm" svg:y1="10.134cm" svg:x2="9.286cm" svg:y2="13.894cm" draw:start-shape="id1" draw:start-glue-point="2" draw:end-shape="id2" draw:end-glue-point="0" svg:d="M9286 10134v3760">
          <text:p/>
        </draw:connector>
        <draw:connector draw:style-name="gr4" draw:text-style-name="P2" draw:layer="layout" draw:type="line" svg:x1="19.125cm" svg:y1="10.172cm" svg:x2="19.125cm" svg:y2="13.915cm" draw:start-shape="id3" draw:start-glue-point="2" draw:end-shape="id4" draw:end-glue-point="0" svg:d="M19125 10172v3743">
          <text:p/>
        </draw:connector>
        <draw:connector draw:style-name="gr4" draw:text-style-name="P2" draw:layer="layout" draw:type="line" svg:x1="19.125cm" svg:y1="10.172cm" svg:x2="9.286cm" svg:y2="13.894cm" draw:start-shape="id3" draw:start-glue-point="2" draw:end-shape="id2" draw:end-glue-point="0" svg:d="M19125 10172l-9839 3722">
          <text:p/>
        </draw:connector>
        <draw:connector draw:style-name="gr4" draw:text-style-name="P2" draw:layer="layout" draw:type="line" svg:x1="9.286cm" svg:y1="10.134cm" svg:x2="19.125cm" svg:y2="13.915cm" draw:start-shape="id1" draw:start-glue-point="2" draw:end-shape="id4" draw:end-glue-point="0" svg:d="M9286 10134l9839 3781">
          <text:p/>
        </draw:connector>
        <draw:rect draw:style-name="gr3" draw:text-style-name="P5" xml:id="id5" draw:id="id5" draw:layer="layout" svg:width="9.213cm" svg:height="1.179cm" svg:x="9.767cm" svg:y="3.723cm">
          <text:p text:style-name="P5"><text:span text:style-name="T1">10.252.236.100</text:span></text:p>
        </draw:rect>
        <draw:connector draw:style-name="gr4" draw:text-style-name="P2" draw:layer="layout" draw:type="line" svg:x1="14.373cm" svg:y1="4.902cm" svg:x2="9.286cm" svg:y2="6.412cm" draw:start-shape="id5" draw:start-glue-point="2" draw:end-shape="id6" draw:end-glue-point="0" svg:d="M14373 4902l-5087 1510">
          <text:p/>
        </draw:connector>
        <draw:connector draw:style-name="gr4" draw:text-style-name="P2" draw:layer="layout" draw:type="line" svg:x1="14.373cm" svg:y1="4.902cm" svg:x2="19.125cm" svg:y2="6.376cm" draw:start-shape="id5" draw:start-glue-point="2" draw:end-shape="id7" draw:end-glue-point="0" svg:d="M14373 4902l4752 1474">
          <text:p/>
        </draw:connector>
        <draw:line draw:style-name="gr5" draw:text-style-name="P2" draw:layer="layout" svg:x1="13.192cm" svg:y1="1.842cm" svg:x2="13.192cm" svg:y2="3.353cm">
          <text:p/>
        </draw:line>
        <draw:line draw:style-name="gr5" draw:text-style-name="P2" draw:layer="layout" svg:x1="14.187cm" svg:y1="1.842cm" svg:x2="14.187cm" svg:y2="3.353cm">
          <text:p/>
        </draw:line>
        <draw:line draw:style-name="gr5" draw:text-style-name="P2" draw:layer="layout" svg:x1="15.145cm" svg:y1="1.842cm" svg:x2="15.145cm" svg:y2="3.35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obby Corpus</meta:initial-creator>
    <meta:creation-date>2018-09-21T22:37:10</meta:creation-date>
    <dc:date>2018-09-22T14:02:47</dc:date>
    <dc:creator>Bobby Corpus</dc:creator>
    <meta:editing-duration>PT10M16S</meta:editing-duration>
    <meta:editing-cycles>1</meta:editing-cycles>
    <meta:document-statistic meta:object-count="22"/>
    <meta:generator>OpenOffice/4.1.3$Unix OpenOffice.org_project/413m1$Build-9783</meta:generator>
  </office:meta>
</office:document-meta>
</file>